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draw:stroke="none" draw:fill="none" fo:min-height="0.358cm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co1" style:family="table-column">
      <style:table-column-properties style:column-width="4.907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7.706cm" style:use-optimal-column-width="false"/>
    </style:style>
    <style:style style:name="co5" style:family="table-column">
      <style:table-column-properties style:column-width="6.485cm" style:use-optimal-column-width="false"/>
    </style:style>
    <style:style style:name="co6" style:family="table-column">
      <style:table-column-properties style:column-width="7.297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cccccc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0.001cm solid #000000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</style:style>
    <style:style style:name="ce4" style:family="table-cell">
      <style:graphic-properties draw:fill="solid" draw:fill-color="#cccccc" style:repeat="repeat" draw:textarea-vertical-align="middle"/>
      <style:paragraph-properties fo:text-align="center" fo:border="0.001cm solid #000000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4.906cm" svg:height="6.581cm" svg:x="8.426cm" svg:y="1.3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QLConnector</text:p>
              </table:table-cell>
            </table:table-row>
            <table:table-row table:style-name="ro1">
              <table:table-cell table:style-name="ce2">
                <text:p text:style-name="P1"># MYSQL mysql</text:p>
              </table:table-cell>
            </table:table-row>
            <table:table-row table:style-name="ro1">
              <table:table-cell table:style-name="ce3">
                <text:p text:style-name="P1">+ <text:s text:c="5"/>connect()</text:p>
                <text:p text:style-name="P1">+ <text:s/>get_status()</text:p>
                <text:p text:style-name="P1">+ <text:s text:c="3"/>get_stats()</text:p>
                <text:p text:style-name="P1">+ disconnect()</text:p>
              </table:table-cell>
            </table:table-row>
            <table:table-row table:style-name="ro1">
              <table:table-cell table:style-name="ce3">
                <text:p text:style-name="P1">Mange the connection to the MySQL databa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952cm" svg:height="9.986cm" svg:x="1.26cm" svg:y="9.7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1">Records</text:p>
              </table:table-cell>
            </table:table-row>
            <table:table-row table:style-name="ro1">
              <table:table-cell table:style-name="ce2">
                <text:p text:style-name="P1">- <text:s text:c="7"/>std::string name</text:p>
                <text:p text:style-name="P1">- std::string time_date</text:p>
                <text:p text:style-name="P1"><text:s/>- <text:s text:c="2"/>ENUM <text:s/>recd_e type </text:p>
              </table:table-cell>
            </table:table-row>
            <table:table-row table:style-name="ro1">
              <table:table-cell table:style-name="ce3">
                <text:p text:style-name="P1">+ <text:s text:c="13"/>add_record()</text:p>
                <text:p text:style-name="P1">+ <text:s text:c="7"/>remove_record()</text:p>
                <text:p text:style-name="P1">+ sql_get_all_records()</text:p>
                <text:p text:style-name="P1">+ <text:s text:c="10"/>sort_by_date()</text:p>
                <text:p text:style-name="P1">+ <text:s text:c="8"/>sort_by_name()</text:p>
                <text:p text:style-name="P1">+ <text:s text:c="10"/>sort_by_type()</text:p>
                <text:p text:style-name="P1">+ <text:s text:c="2"/>sql_get_searched()</text:p>
              </table:table-cell>
            </table:table-row>
            <table:table-row table:style-name="ro1">
              <table:table-cell table:style-name="ce3">
                <text:p text:style-name="P1">Responsibly for all operations on the records stored in the d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617cm" svg:height="6.581cm" svg:x="14.56cm" svg:y="12.54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1">Favorites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15"/>add_fav()</text:p>
                <text:p text:style-name="P1">+ <text:s text:c="9"/>remove_fav()</text:p>
                <text:p text:style-name="P1">+ <text:s text:c="8"/>sql_get_favs()</text:p>
                <text:p text:style-name="P1">+ sql_get_searched()</text:p>
              </table:table-cell>
            </table:table-row>
            <table:table-row table:style-name="ro1">
              <table:table-cell table:style-name="ce3">
                <text:p text:style-name="P1">Access and edit the user's stored favorite recor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7.705cm" svg:height="6.458cm" svg:x="1.271cm" svg:y="20.14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2">SessionLog</text:p>
              </table:table-cell>
            </table:table-row>
            <table:table-row table:style-name="ro1">
              <table:table-cell table:style-name="ce2">
                <text:p text:style-name="P2">- <text:s text:c="11"/>std::string logged_ip</text:p>
                <text:p text:style-name="P2">- std::string logged_datetime</text:p>
              </table:table-cell>
            </table:table-row>
            <table:table-row table:style-name="ro1">
              <table:table-cell table:style-name="ce5">
                <text:p text:style-name="P1"><text:span text:style-name="T1">+ <text:s text:c="3"/>log_session()</text:span></text:p>
                <text:p text:style-name="P1"><text:span text:style-name="T1">+ <text:s text:c="8"/>clear_log()</text:span></text:p>
                <text:p text:style-name="P1"><text:span text:style-name="T1">+ <text:s text:c="2"/>sql_view_log()</text:span></text:p>
              </table:table-cell>
            </table:table-row>
            <table:table-row table:style-name="ro1">
              <table:table-cell table:style-name="ce3">
                <text:p text:style-name="P2">Used for account security – each time a user logs in this class logs the ip and time/dat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6.484cm" svg:height="7.046cm" svg:x="1.246cm" svg:y="1.33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User</text:p>
              </table:table-cell>
            </table:table-row>
            <table:table-row table:style-name="ro1">
              <table:table-cell table:style-name="ce2">
                <text:p text:style-name="P1">- std::string entry_uname</text:p>
                <text:p text:style-name="P1">- <text:s text:c="10"/>std::string passph</text:p>
                <text:p text:style-name="P1"># <text:s text:c="30"/>u_id</text:p>
              </table:table-cell>
            </table:table-row>
            <table:table-row table:style-name="ro1">
              <table:table-cell table:style-name="ce3">
                <text:p text:style-name="P1">+ <text:s text:c="21"/>create()</text:p>
                <text:p text:style-name="P1"># sql_get_credentials()</text:p>
                <text:p text:style-name="P1">+ <text:s text:c="23"/>login()</text:p>
              </table:table-cell>
            </table:table-row>
            <table:table-row table:style-name="ro1">
              <table:table-cell table:style-name="ce3">
                <text:p text:style-name="P1">Used for new users and logging into an existing account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4" draw:layer="layout" svg:width="4.826cm" svg:height="3.81cm" svg:x="15.37cm" svg:y="1.308cm">
          <text:p text:style-name="P3"><text:span text:style-name="T2">MySQL Database </text:span></text:p>
          <text:p text:style-name="P3"><text:span text:style-name="T2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11.676725268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xml:id="id7" draw:id="id7" draw:layer="layout" svg:width="7.296cm" svg:height="6.458cm" svg:x="12.902cm" svg:y="20.1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">UserConfig</text:p>
              </table:table-cell>
            </table:table-row>
            <table:table-row table:style-name="ro1">
              <table:table-cell table:style-name="ce2">
                <text:p text:style-name="P1">- <text:s text:c="3"/>bool enabled_encryption</text:p>
                <text:p text:style-name="P1">- unsigned int logout_period</text:p>
                <text:p text:style-name="P1">- <text:s text:c="8"/>ENUM theme_e color</text:p>
              </table:table-cell>
            </table:table-row>
            <table:table-row table:style-name="ro1">
              <table:table-cell table:style-name="ce3">
                <text:p text:style-name="P1">+ toggle_encryption()</text:p>
                <text:p text:style-name="P1">+ set_logout_period()</text:p>
                <text:p text:style-name="P1">+ <text:s text:c="3"/>sql_get_options()</text:p>
              </table:table-cell>
            </table:table-row>
            <table:table-row table:style-name="ro1">
              <table:table-cell table:style-name="ce3">
                <text:p text:style-name="P1">Used to save config info for each user's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3" draw:id="id3" draw:layer="layout" svg:width="4.752cm" svg:height="5.993cm" svg:x="15.368cm" svg:y="5.64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4">
                <text:p text:style-name="P1">UserAccount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4"/>reset_pass()</text:p>
                <text:p text:style-name="P1">+ <text:s/>reset_uname()</text:p>
                <text:p text:style-name="P3"><text:span text:style-name="T1">+ <text:s text:c="10"/>remove()</text:span></text:p>
              </table:table-cell>
            </table:table-row>
            <table:table-row table:style-name="ro1">
              <table:table-cell table:style-name="ce3">
                <text:p text:style-name="P1">These action are only accessible when logged in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2" draw:text-style-name="P3" draw:layer="layout" svg:x1="10.879cm" svg:y1="7.939cm" svg:x2="7.212cm" svg:y2="14.759cm" draw:start-shape="id1" draw:start-glue-point="2" draw:end-shape="id2" draw:end-glue-point="1" svg:d="M10879 7939v6820h-3667">
          <text:p/>
        </draw:connector>
        <draw:connector draw:style-name="gr3" draw:text-style-name="P6" draw:layer="layout" svg:x1="10.879cm" svg:y1="7.939cm" svg:x2="15.368cm" svg:y2="8.636cm" draw:start-shape="id1" draw:start-glue-point="2" draw:end-shape="id3" draw:end-glue-point="3" svg:d="M10879 7939v697h4489">
          <text:p text:style-name="P5"><text:span text:style-name="T3">Association</text:span></text:p>
        </draw:connector>
        <draw:connector draw:style-name="gr2" draw:text-style-name="P3" draw:layer="layout" svg:x1="10.879cm" svg:y1="7.939cm" svg:x2="8.976cm" svg:y2="23.375cm" draw:start-shape="id1" draw:start-glue-point="2" draw:end-shape="id4" draw:end-glue-point="1" svg:d="M10879 7939v15436h-1903">
          <text:p/>
        </draw:connector>
        <draw:connector draw:style-name="gr2" draw:text-style-name="P3" draw:layer="layout" svg:x1="13.332cm" svg:y1="4.648cm" svg:x2="14.56cm" svg:y2="15.833cm" draw:start-shape="id1" draw:start-glue-point="1" draw:end-shape="id5" draw:end-glue-point="3" svg:d="M13332 4648h615v11185h613">
          <text:p/>
        </draw:connector>
        <draw:connector draw:style-name="gr2" draw:text-style-name="P3" draw:layer="layout" draw:line-skew="7.113cm 0.242cm" svg:x1="8.426cm" svg:y1="4.648cm" svg:x2="4.488cm" svg:y2="8.384cm" draw:start-shape="id1" draw:start-glue-point="3" draw:end-shape="id6" draw:end-glue-point="2" svg:d="M8426 4648h-568v4480h-3370v-744">
          <text:p/>
        </draw:connector>
        <draw:connector draw:style-name="gr2" draw:text-style-name="P3" draw:layer="layout" svg:x1="10.879cm" svg:y1="7.939cm" svg:x2="12.902cm" svg:y2="23.369cm" draw:start-shape="id1" draw:start-glue-point="2" draw:end-shape="id7" draw:end-glue-point="3" svg:d="M10879 7939v15430h2023">
          <text:p/>
        </draw:connector>
        <draw:rect draw:style-name="gr4" draw:text-style-name="P3" draw:layer="layout" svg:width="1.397cm" svg:height="1.397cm" svg:x="12.303cm" svg:y="16.367cm">
          <text:p/>
        </draw:rect>
        <draw:frame draw:style-name="gr5" draw:text-style-name="P5" draw:layer="layout" svg:width="2.141cm" svg:height="0.608cm" svg:x="10.779cm" svg:y="22.544cm">
          <draw:text-box>
            <text:p text:style-name="P5"><text:span text:style-name="T3">Association</text:span></text:p>
          </draw:text-box>
        </draw:frame>
        <draw:frame draw:style-name="gr6" draw:text-style-name="P5" draw:layer="layout" svg:width="2.286cm" svg:height="0.963cm" svg:x="8.874cm" svg:y="23.479cm">
          <draw:text-box>
            <text:p text:style-name="P5"><text:span text:style-name="T3">Association</text:span></text:p>
          </draw:text-box>
        </draw:frame>
        <draw:frame draw:style-name="gr6" draw:text-style-name="P5" draw:layer="layout" svg:width="2.286cm" svg:height="0.963cm" svg:x="7.858cm" svg:y="14.261cm">
          <draw:text-box>
            <text:p text:style-name="P5"><text:span text:style-name="T3">Association</text:span></text:p>
          </draw:text-box>
        </draw:frame>
        <draw:frame draw:style-name="gr5" draw:text-style-name="P5" draw:layer="layout" svg:width="2.322cm" svg:height="0.963cm" svg:x="4.52cm" svg:y="9.155cm">
          <draw:text-box>
            <text:p text:style-name="P5"><text:span text:style-name="T3">Association</text:span></text:p>
            <text:p text:style-name="P5"><text:span text:style-name="T3"/></text:p>
          </draw:text-box>
        </draw:frame>
        <draw:frame draw:style-name="gr6" draw:text-style-name="P5" draw:layer="layout" svg:width="2.406cm" svg:height="0.963cm" draw:transform="rotate (1.58824961931454) translate (13.219cm 15.859cm)">
          <draw:text-box>
            <text:p text:style-name="P5"><text:span text:style-name="T3">Association</text:span></text:p>
          </draw:text-box>
        </draw:frame>
        <draw:connector draw:style-name="gr2" draw:text-style-name="P3" draw:layer="layout" draw:line-skew="-3.338cm" svg:x1="7.73cm" svg:y1="4.861cm" svg:x2="17.744cm" svg:y2="11.633cm" draw:start-shape="id6" draw:start-glue-point="1" draw:end-shape="id3" draw:end-glue-point="2" svg:d="M7730 4861h482v7274h9532v-502">
          <text:p/>
        </draw:connector>
        <draw:frame draw:style-name="gr6" draw:text-style-name="P5" draw:layer="layout" svg:width="2.286cm" svg:height="0.963cm" svg:x="17.97cm" svg:y="11.768cm">
          <draw:text-box>
            <text:p text:style-name="P5"><text:span text:style-name="T3">Association</text:span></text:p>
          </draw:text-box>
        </draw:frame>
        <draw:line draw:style-name="gr7" draw:text-style-name="P3" draw:layer="layout" svg:x1="15.224cm" svg:y1="3.413cm" svg:x2="13.446cm" svg:y2="3.413cm">
          <text:p/>
        </draw:line>
        <draw:frame draw:style-name="gr6" draw:text-style-name="P7" draw:layer="layout" svg:width="2.322cm" svg:height="0.963cm" draw:transform="rotate (1.5707963267946) translate (14.007cm 3.322cm)">
          <draw:text-box>
            <text:p text:style-name="P7"><text:span text:style-name="T4">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7T19:09:56</meta:creation-date>
    <dc:date>2022-02-26T08:40:39</dc:date>
    <dc:creator>Tobey Ragain</dc:creator>
    <meta:editing-duration>P6DT10H24M30S</meta:editing-duration>
    <meta:editing-cycles>10</meta:editing-cycles>
    <meta:generator>OpenOffice/4.1.11$Unix OpenOffice.org_project/4111m1$Build-9808</meta:generator>
    <meta:document-statistic meta:object-count="24"/>
  </office:meta>
</office:document-meta>
</file>